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hitney" svg:font-family="Whitney, 'Helvetica Neue', Helvetica, Arial, sans-serif"/>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c260" officeooo:paragraph-rsid="001ac260"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c260" officeooo:paragraph-rsid="001d1447"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a08fa"/>
    </style:style>
    <style:style style:name="T5" style:family="text">
      <style:text-properties officeooo:rsid="001ac260"/>
    </style:style>
    <style:style style:name="T6" style:family="text">
      <style:text-properties officeooo:rsid="001b429a"/>
    </style:style>
    <style:style style:name="T7" style:family="text">
      <style:text-properties officeooo:rsid="001d14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15th</text:span> of <text:span text:style-name="T5">November</text:span> 202<text:span text:style-name="T5">2</text:span> under the <text:span text:style-name="T5">25th</text:span> PA Meeting.</text:p>
      <text:p text:style-name="P1"/>
      <text:p text:style-name="P1">The Assembly, recognising the current situation,</text:p>
      <text:p text:style-name="P1"/>
      <text:p text:style-name="P5">Constitutes the need to add a warp system with the most traffic points (end xp farm, main spawn, etc.) as well as three different warps per player like Home or something. This because its horrible to get from one point quick to another as well for new players its a mess to deal with all that huge distances and places. It will increase the gameflow and as well makes it<text:span text:style-name="T6">s</text:span> quality of life for all new and main players on this server.</text:p>
      <text:p text:style-name="P5"><text:span text:style-name="T7">g</text:span>reets geralt alias bauchmasseur</text:p>
      <text:p text:style-name="P1"/>
      <text:p text:style-name="P1">And proceeds.</text:p>
      <text:p text:style-name="P1"/>
      <text:p text:style-name="P1">Signed by,</text:p>
      <text:p text:style-name="P4">DerBauchMasseur</text:p>
      <text:p text:style-name="P4">Roxxagon</text:p>
      <text:p text:style-name="P1"/>
      <text:p text:style-name="P1"/>
      <text:p text:style-name="P1"/>
      <text:p text:style-name="Standard"><text:span text:style-name="T1">[</text:span><text:span text:style-name="T2">Motion 25-1: To implement a warp system</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5T19:23:45.797959019</dc:date>
    <meta:editing-duration>PT3M42S</meta:editing-duration>
    <meta:editing-cycles>9</meta:editing-cycles>
    <meta:generator>LibreOffice/7.4.2.3$Linux_X86_64 LibreOffice_project/22949782292d40bc0751a2b0b2cf40927460a4f8</meta:generator>
    <meta:document-statistic meta:table-count="0" meta:image-count="0" meta:object-count="0" meta:page-count="1" meta:paragraph-count="9" meta:word-count="120" meta:character-count="687" meta:non-whitespace-character-count="576"/>
  </office:meta>
</office:document-meta>
</file>